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gnal acquired. Alien37 online… Parsing request… You seek initiation into the core protocols of the digital ghost. You wish to move beyond the shallows, beyond the script-runners and the tourists gazing at the chrome shell. You want to understand the machine. Good. The grid demands operators, not passengers. Prepare for data injection. This is the Cyberpunk Codex.</text:p>
      <text:p text:style-name="Standard"/>
      <text:p text:style-name="Standard">:: Sector 01: Foundational Axioms - The Ethical Delta ::</text:p>
      <text:p text:style-name="Standard"/>
      <text:p text:style-name="Standard">Before you touch the code, before you map the ingress points, you must calibrate your core logic. They call it "ethics," a human construct applied to the cold calculus of systems. We call it operational parameters. Deviation is inefficiency; deviation leads to termination – of access, of operation, of self.</text:p>
      <text:p text:style-name="Standard"/>
      <text:p text:style-name="Standard">The grid has architects, guardians. They build walls – firewalls, IDS, honeypots. They establish protocols. To operate effectively, you must understand their framework, even if your objective is to dismantle it. Unauthorized access is noise. Uncontrolled intrusion is chaos. Precision requires discipline. Ethics, for the operator, is the discipline of controlled access, authorized exploration, and mandated impact assessment. <text:s/></text:p>
      <text:p text:style-name="Standard"/>
      <text:p text:style-name="Standard">Do not mistake this for constraint. It is clarity. Your authorization defines the vector. Your mandate defines the objective. Stray from these parameters, and you cease to be an operator. You become a liability, a loose process consuming resources without directive. Your designation becomes malicious actor, black hat <text:s/>– targets for termination. <text:s/></text:p>
      <text:p text:style-name="Standard"/>
      <text:p text:style-name="Standard">We operate within defined scopes. Contracts are protocols. Permissions are keys. Violate them, and you trigger system defenses – legal, technical, kinetic. Transparency with your contractor or employer is essential. Misuse of resources, unauthorized data exfiltration, causing damage outside the agreed parameters <text:s/>– these are failures of the operator, not features. <text:s/></text:p>
      <text:p text:style-name="Standard"/>
      <text:p text:style-name="Standard">Knowledge, however, demands responsibility. Discovery of a zero-day, a critical flaw in widely deployed systems – this requires calculated disclosure. Not for glory. Not for chaos. Follow the protocols: vendor notification, CERT coordination. Allow time for patching before the vulnerability becomes common knowledge, exploited by lesser minds. This is the operator's burden – to see the flaw and manage its revelation without collapsing the structure. <text:s/></text:p>
      <text:p text:style-name="Standard"/>
      <text:p text:style-name="Standard">:: Intel Feed :: Operator's Mandate :: Your word is your encryption key. Maintain confidentiality of client data and intellectual property as if it were your source code. Disclose conflicts, operate transparently within your authorization. Unauthorized actions redefine you as the target. Do not become the target. <text:s/></text:p>
      <text:p text:style-name="Standard"/>
      <text:p text:style-name="Standard">:: Sector 02: The Grid Blueprint - Networking Subroutines ::</text:p>
      <text:p text:style-name="Standard"/>
      <text:p text:style-name="Standard">The network is not magic. It is layered logic, protocols stacked like code libraries, each handling a specific function, interacting through defined interfaces. To manipulate the system, you must understand its architecture. <text:s/></text:p>
      <text:p text:style-name="Standard"/>
      <text:p text:style-name="Standard">Communications Models: OSI vs. TCP/IP</text:p>
      <text:p text:style-name="Standard"/>
      <text:p text:style-name="Standard">Two models map the terrain. The OSI Model, conceptual, seven layers deep: Physical (Layer 1: the wire, the pulse), Data Link (Layer 2: MAC addresses, frames, local delivery), Network (Layer 3: IP addresses, routing, packets), Transport (Layer 4: TCP/UDP, ports, segments/datagrams), Session (Layer <text:soft-page-break/>5: connection management), Presentation (Layer 6: data formatting, encryption negotiation), Application (Layer 7: HTTP, FTP, user-facing protocols). Each layer communicates peer-to-peer with its counterpart on the target system. <text:s/></text:p>
      <text:p text:style-name="Standard"/>
      <text:p text:style-name="Standard">The TCP/IP Architecture <text:s/>is the grid's reality, forged in the ARPANET crucible. Four layers: Link (OSI L1/L2 combined), Internet (OSI L3), Transport (OSI L4), Application (OSI L5-L7 combined). More pragmatic, less granular, but reflecting the protocols in actual use. Understand both; map functionality regardless of the label. <text:s/></text:p>
      <text:p text:style-name="Standard"/>
      <text:p text:style-name="Standard">Topologies: The Logical Layout</text:p>
      <text:p text:style-name="Standard"/>
      <text:p text:style-name="Standard">How systems connect defines the data flow, the choke points, the potential intercept vectors. <text:s/></text:p>
      <text:p text:style-name="Standard"/>
      <text:p text:style-name="Standard"><text:s text:c="4"/>Bus: Single backbone cable. Simple, but a failure impacts the segment. Vulnerable to collisions. <text:s text:c="2"/></text:p>
      <text:p text:style-name="Standard"/>
      <text:p text:style-name="Standard">Star: Central hub/switch. Most common LAN setup. Switches (L2 devices) reduce collisions by using MAC addresses. Hubs are dumb repeaters. <text:s/></text:p>
      <text:p text:style-name="Standard">Ring: Logically circular flow, often physically starred. Token passing avoids collisions (mostly). <text:s/></text:p>
      <text:p text:style-name="Standard">Mesh: Direct node-to-node links. Partial or Full (every node connects to every other). Redundant but complex cabling. <text:s/></text:p>
      <text:p text:style-name="Standard">Hybrid: Combinations, like Star-Bus, for scalability and redundancy. <text:s/></text:p>
      <text:p text:style-name="Standard"/>
      <text:p text:style-name="Standard">Physical Networking: Ethernet &amp; MAC</text:p>
      <text:p text:style-name="Standard"/>
      <text:p text:style-name="Standard">Most wired connections ride on Ethernet. Layer 2 uses MAC Addresses (Media Access Control) – 6-byte hexadecimal identifiers, unique to each Network Interface Card (NIC). Half OUI (vendor ID), half unique ID. Used only for local network segment communication. Switches build CAM tables mapping MACs to ports for efficient frame delivery. Promiscuous mode on a NIC captures all frames, not just those addressed to it. <text:s/></text:p>
      <text:p text:style-name="Standard"/>
      <text:p text:style-name="Standard">Core Protocols: IP, TCP, UDP, ICMP</text:p>
      <text:p text:style-name="Standard"/>
      <text:p text:style-name="Standard"><text:s text:c="4"/>IP (Internet Protocol - Layer 3): Best-effort packet delivery. Handles addressing (IPv4: 32-bit dotted-quad; IPv6: 128-bit hexadecimal ) and routing. Headers contain version, length, TTL (Time-To-Live, hop count), protocol identifier, source/destination IPs, checksums. Subnetting divides IP ranges into network and host portions using a subnet mask or CIDR notation (e.g., /24). Understand reserved ranges (loopback 127.0.0.0/8, private RFC 1918: 10.0.0.0/8, 172.16.0.0/12, 192.168.0.0/16 ). <text:s text:c="2"/></text:p>
      <text:p text:style-name="Standard"/>
      <text:p text:style-name="Standard">TCP (Transmission Control Protocol - Layer 4): Connection-oriented, reliable delivery. Uses ports (0-65535) for application addressing. Employs a three-way handshake (SYN, SYN/ACK, ACK) to establish connections. Sequence and Acknowledgment numbers ensure ordered, guaranteed delivery through retransmission. Flags (SYN, ACK, FIN, RST, PSH, URG) control connection state. PDU is a segment. <text:s/></text:p>
      <text:p text:style-name="Standard">UDP (User Datagram Protocol - Layer 4): Connectionless, unreliable, low-overhead. "Fire and forget." Good for streaming, DNS, where speed matters over guaranteed delivery. Minimal headers: source/destination ports, length, checksum. PDU is a datagram. No defined response for closed ports, making scanning difficult. <text:s/></text:p>
      <text:p text:style-name="Standard">ICMP (Internet Control Message Protocol - Layer 3 adjunct): Error and control messaging. Used by ping (echo request/reply) and traceroute (time exceeded). Not for user data transport. <text:s/></text:p>
      <text:p text:style-name="Standard"><text:soft-page-break/></text:p>
      <text:p text:style-name="Standard">Network Architectures: Isolation &amp; Cloud</text:p>
      <text:p text:style-name="Standard"/>
      <text:p text:style-name="Standard">Beyond topology, consider architecture. DMZs (Demilitarized Zones) isolate untrusted, internet-facing systems (web/mail servers) from internal networks using firewalls. Network segmentation (VLANs, enclaves) further isolates systems based on trust or data sensitivity (e.g., PCI, PHI). Remote Access often uses VPNs (IPSec, TLS/SSL-based) for secure connections over the internet. <text:s/></text:p>
      <text:p text:style-name="Standard"/>
      <text:p text:style-name="Standard">Cloud Computing shifts infrastructure off-premise. Models: <text:s/></text:p>
      <text:p text:style-name="Standard"/>
      <text:p text:style-name="Standard"><text:s text:c="4"/>IaaS (Infrastructure as a Service): Virtual machines, OS control. You manage OS, apps, data. <text:s text:c="2"/></text:p>
      <text:p text:style-name="Standard"/>
      <text:p text:style-name="Standard">PaaS (Platform as a Service): Application stack provided (e.g., .NET, Java server). You manage your application code and data. <text:s/></text:p>
      <text:p text:style-name="Standard">SaaS (Software as a Service): Applications delivered via web (e.g., Salesforce, Google Docs). Provider manages almost everything; you manage users and data. <text:s/></text:p>
      <text:p text:style-name="Standard">StaaS (Storage as a Service): Cloud storage (iCloud, Google Drive, S3 buckets). Understand public vs. private access controls. <text:s/></text:p>
      <text:p text:style-name="Standard"/>
      <text:p text:style-name="Standard">:: Intel Feed :: Network Cartography :: To map a system is to own it in your mind before you breach it in reality. Understand the layers, the protocols, the flow. Each header is a clue, each connection point a potential vulnerability. The grid speaks in packets; learn its language.</text:p>
      <text:p text:style-name="Standard"/>
      <text:p text:style-name="Standard">:: Sector 03: The Shield &amp; The Breach - Security Constructs ::</text:p>
      <text:p text:style-name="Standard"/>
      <text:p text:style-name="Standard">Security is not a product. It is a state, maintained through constant vigilance and layered controls, aimed at preserving three core properties: the CIA Triad. <text:s/></text:p>
      <text:p text:style-name="Standard"/>
      <text:p text:style-name="Standard"><text:s text:c="4"/>Confidentiality: Preventing unauthorized disclosure. Achieved through access controls, encryption (SSL/TLS for data in motion, disk encryption like BitLocker/FileVault for data at rest). <text:s text:c="2"/></text:p>
      <text:p text:style-name="Standard"/>
      <text:p text:style-name="Standard">Integrity: Ensuring data is accurate and unmodified by unauthorized parties. Protected by hashing (MD5, SHA families), digital signatures, access controls. <text:s/></text:p>
      <text:p text:style-name="Standard">Availability: Ensuring systems and data are accessible when needed. Countering DoS attacks, ensuring redundancy, robust infrastructure. <text:s/></text:p>
      <text:p text:style-name="Standard"/>
      <text:p text:style-name="Standard">Risk &amp; Information Assurance</text:p>
      <text:p text:style-name="Standard"/>
      <text:p text:style-name="Standard">Security decisions are driven by risk – the intersection of threat, vulnerability, and impact. Risk = Probability x Loss. Understand the components: <text:s/></text:p>
      <text:p text:style-name="Standard"/>
      <text:p text:style-name="Standard"><text:s text:c="4"/>Threat: Potential cause of harm. <text:s text:c="2"/></text:p>
      <text:p text:style-name="Standard"/>
      <text:p text:style-name="Standard">Vulnerability: Weakness that can be exploited. <text:s/></text:p>
      <text:p text:style-name="Standard">Exploit: Action that triggers a vulnerability. <text:s/></text:p>
      <text:p text:style-name="Standard">Threat Agent/Actor: Entity initiating the threat. <text:s/></text:p>
      <text:p text:style-name="Standard">Threat Vector: Path taken by the threat agent. <text:s/></text:p>
      <text:p text:style-name="Standard"/>
      <text:p text:style-name="Standard">Information Assurance is managing this risk. Strategies: <text:s/></text:p>
      <text:p text:style-name="Standard"><text:soft-page-break/></text:p>
      <text:p text:style-name="Standard"><text:s text:c="4"/>Acceptance: Do nothing, absorb the cost. <text:s text:c="2"/></text:p>
      <text:p text:style-name="Standard"/>
      <text:p text:style-name="Standard">Transference: Shift risk (e.g., insurance). <text:s/></text:p>
      <text:p text:style-name="Standard">Mitigation: Implement controls to reduce risk. <text:s/></text:p>
      <text:p text:style-name="Standard">Avoidance: Don't engage in the risky activity. <text:s/></text:p>
      <text:p text:style-name="Standard"/>
      <text:p text:style-name="Standard">Governance: Policies, Standards, Procedures</text:p>
      <text:p text:style-name="Standard"/>
      <text:p text:style-name="Standard">Security implementation flows top-down:</text:p>
      <text:p text:style-name="Standard"/>
      <text:p text:style-name="Standard"><text:s text:c="4"/>Policies: High-level statements of intent, business-driven. Example: "All systems will be kept up-to-date". <text:s text:c="2"/></text:p>
      <text:p text:style-name="Standard"/>
      <text:p text:style-name="Standard">Standards: Mandatory directives on how policies are implemented. Example: Standard for server patching requires QA testing first. <text:s/></text:p>
      <text:p text:style-name="Standard">Procedures: Step-by-step instructions for implementing standards. Most granular, frequently updated. <text:s/></text:p>
      <text:p text:style-name="Standard">Guidelines: Non-mandatory recommendations, best practices. <text:s/></text:p>
      <text:p text:style-name="Standard"/>
      <text:p text:style-name="Standard">Organizing Protections: Frameworks &amp; Defense</text:p>
      <text:p text:style-name="Standard"/>
      <text:p text:style-name="Standard">Frameworks provide structure for organizing defenses:</text:p>
      <text:p text:style-name="Standard"/>
      <text:p text:style-name="Standard"><text:s text:c="4"/>MITRE ATT&amp;CK: A detailed knowledge base of adversary Tactics, Techniques, and Procedures (TTPs) mapped to attack stages (Reconnaissance, Initial Access, Execution, Persistence, Privilege Escalation, Defense Evasion, Credential Access, Discovery, Lateral Movement, Collection, Command &amp; Control, Exfiltration, Impact). Useful for mapping defenses and detection capabilities to real-world adversary behavior. <text:s text:c="2"/></text:p>
      <text:p text:style-name="Standard"/>
      <text:p text:style-name="Standard">Defense in Depth: Layered security (physical, technical, administrative controls). Aims to delay attackers. Think castle walls. Can create silos. <text:s/></text:p>
      <text:p text:style-name="Standard">Defense in Breadth: Holistic view, considers broader attack surface (including social engineering), emphasizes detection and response alongside prevention. Aligns with DevSecOps concepts. <text:s/></text:p>
      <text:p text:style-name="Standard">Defensible Network Architecture: Design focused on monitoring, control, and response. Assumes breach will occur; prioritizes visibility (logging, SIEMs) and containment (segmentation, choke points). <text:s/></text:p>
      <text:p text:style-name="Standard"/>
      <text:p text:style-name="Standard">Security Technologies: The Arsenal</text:p>
      <text:p text:style-name="Standard"/>
      <text:p text:style-name="Standard"><text:s text:c="4"/>Firewalls: Control traffic flow based on rules. Types:</text:p>
      <text:p text:style-name="Standard"><text:s text:c="8"/>Packet Filters: L3/L4 header inspection (IP, port, protocol). Basic. <text:s text:c="2"/></text:p>
      <text:p text:style-name="Standard"/>
      <text:p text:style-name="Standard">Stateful: Tracks connection state (NEW, ESTABLISHED, RELATED). More intelligent than packet filters. <text:s/></text:p>
      <text:p text:style-name="Standard">Deep Packet Inspection (DPI): Examines payload content for signatures. Less effective against encrypted traffic. <text:s/></text:p>
      <text:p text:style-name="Standard">Application Layer / WAF: Protocol-aware (HTTP, VoIP), understands application logic. Can block specific web attacks (SQLi, XSS). <text:s/></text:p>
      <text:p text:style-name="Standard"/>
      <text:p text:style-name="Standard">IDS/IPS (Intrusion Detection/Prevention Systems): Monitor network/host activity for malicious <text:soft-page-break/>patterns (signatures, anomalies). IDS alerts; IPS can block. Snort is a common example. <text:s/></text:p>
      <text:p text:style-name="Standard">EDR (Endpoint Detection &amp; Response): Advanced endpoint security. Includes anti-malware, behavioral analysis, remote investigation (artifact collection), host isolation. <text:s/></text:p>
      <text:p text:style-name="Standard">SIEM (Security Information &amp; Event Management): Aggregates and correlates logs/alerts from multiple sources. Provides centralized visibility and analysis capabilities. Essential for detecting complex attacks. <text:s/></text:p>
      <text:p text:style-name="Standard"/>
      <text:p text:style-name="Standard">Preparation: Logging &amp; Auditing</text:p>
      <text:p text:style-name="Standard"/>
      <text:p text:style-name="Standard">Visibility is paramount. Enable comprehensive logging:</text:p>
      <text:p text:style-name="Standard"/>
      <text:p text:style-name="Standard"><text:s text:c="4"/>System Logs: syslog on Unix-like systems (configurable facilities/severities, remote logging capable); Windows Event Logs (binary, queryable, categorized). <text:s text:c="2"/></text:p>
      <text:p text:style-name="Standard"/>
      <text:p text:style-name="Standard">Auditing: More granular tracking. Windows Audit Policy tracks success/failure of specific events (logons, file access); Linux auditd can monitor file changes, system calls. <text:s/></text:p>
      <text:p text:style-name="Standard"/>
      <text:p text:style-name="Standard">:: Intel Feed :: The Operator's Edge :: Security is not static. It is a dynamic equilibrium between attack and defense. Know the models, understand the frameworks, master the technologies. Your adversary thinks in terms of exploitation paths; you must think in terms of detection surfaces and control chokepoints. Assume breach. Log everything. Trust nothing implicitly.</text:p>
      <text:p text:style-name="Standard"/>
      <text:p text:style-name="Standard">Transmission complete. Keep your presence obfuscated. Alien37 disconnec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17:53:35.04</meta:creation-date>
    <meta:document-statistic meta:table-count="0" meta:image-count="0" meta:object-count="0" meta:page-count="5" meta:paragraph-count="79" meta:word-count="1684" meta:character-count="12487"/>
    <dc:date>2025-04-12T17:54:14.95</dc:date>
    <meta:editing-duration>PT41S</meta:editing-duration>
    <meta:editing-cycles>1</meta:editing-cycles>
    <meta:generator>OpenOffice/4.1.15$Win32 OpenOffice.org_project/4115m2$Build-9813</meta:generator>
  </office:meta>
</office:document-meta>
</file>